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0.4075in"/>
    </style:style>
    <style:style style:name="co4" style:family="table-column">
      <style:table-column-properties fo:break-before="auto" style:column-width="0.8008in"/>
    </style:style>
    <style:style style:name="co5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39in"/>
    </style:style>
    <style:style style:name="co8" style:family="table-column">
      <style:table-column-properties fo:break-before="auto" style:column-width="0.82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ance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Time 250m</text:p>
          </table:table-cell>
          <table:table-cell office:value-type="string" calcext:value-type="string">
            <text:p>rank 250m</text:p>
          </table:table-cell>
          <table:table-cell office:value-type="string" calcext:value-type="string">
            <text:p>time a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ime 500m</text:p>
          </table:table-cell>
          <table:table-cell office:value-type="string" calcext:value-type="string">
            <text:p>Rank 500m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353 SHMELEVA Daria</text:p>
          </table:table-cell>
          <table:table-cell office:value-type="string" calcext:value-type="string">
            <text:p>RUS</text:p>
          </table:table-cell>
          <table:table-cell office:value-type="float" office:value="18.664" calcext:value-type="float">
            <text:p>18.664</text:p>
          </table:table-cell>
          <table:table-cell office:value-type="float" office:value="1" calcext:value-type="float">
            <text:p>1</text:p>
          </table:table-cell>
          <table:table-cell office:value-type="float" office:value="33.012" calcext:value-type="float">
            <text:p>33.012</text:p>
          </table:table-cell>
          <table:table-cell office:value-type="float" office:value="54.526" calcext:value-type="float">
            <text:p>54.526</text:p>
          </table:table-cell>
          <table:table-cell office:value-type="float" office:value="14.348" calcext:value-type="float">
            <text:p>14.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378 STARIKOVA Olena</text:p>
          </table:table-cell>
          <table:table-cell office:value-type="string" calcext:value-type="string">
            <text:p>UKR</text:p>
          </table:table-cell>
          <table:table-cell office:value-type="float" office:value="18.91" calcext:value-type="float">
            <text:p>18.91</text:p>
          </table:table-cell>
          <table:table-cell office:value-type="float" office:value="4" calcext:value-type="float">
            <text:p>4</text:p>
          </table:table-cell>
          <table:table-cell office:value-type="float" office:value="33.307" calcext:value-type="float">
            <text:p>33.307</text:p>
          </table:table-cell>
          <table:table-cell office:value-type="float" office:value="54.043" calcext:value-type="float">
            <text:p>54.043</text:p>
          </table:table-cell>
          <table:table-cell office:value-type="float" office:value="14.397" calcext:value-type="float">
            <text:p>14.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8 McCULLOCH Kaarle</text:p>
          </table:table-cell>
          <table:table-cell office:value-type="string" calcext:value-type="string">
            <text:p>AUS</text:p>
          </table:table-cell>
          <table:table-cell office:value-type="float" office:value="18.842" calcext:value-type="float">
            <text:p>18.842</text:p>
          </table:table-cell>
          <table:table-cell office:value-type="float" office:value="2" calcext:value-type="float">
            <text:p>2</text:p>
          </table:table-cell>
          <table:table-cell office:value-type="float" office:value="33.419" calcext:value-type="float">
            <text:p>33.419</text:p>
          </table:table-cell>
          <table:table-cell office:value-type="float" office:value="53.862" calcext:value-type="float">
            <text:p>53.862</text:p>
          </table:table-cell>
          <table:table-cell office:value-type="float" office:value="14.577" calcext:value-type="float">
            <text:p>14.5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19 WELTE Miriam</text:p>
          </table:table-cell>
          <table:table-cell office:value-type="string" calcext:value-type="string">
            <text:p>GER</text:p>
          </table:table-cell>
          <table:table-cell office:value-type="float" office:value="18.862" calcext:value-type="float">
            <text:p>18.862</text:p>
          </table:table-cell>
          <table:table-cell office:value-type="float" office:value="3" calcext:value-type="float">
            <text:p>3</text:p>
          </table:table-cell>
          <table:table-cell office:value-type="float" office:value="33.431" calcext:value-type="float">
            <text:p>33.431</text:p>
          </table:table-cell>
          <table:table-cell office:value-type="float" office:value="53.842" calcext:value-type="float">
            <text:p>53.842</text:p>
          </table:table-cell>
          <table:table-cell office:value-type="float" office:value="14.569" calcext:value-type="float">
            <text:p>14.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86 SALAZAR VALLES Jessica</text:p>
          </table:table-cell>
          <table:table-cell office:value-type="string" calcext:value-type="string">
            <text:p>MEX</text:p>
          </table:table-cell>
          <table:table-cell office:value-type="float" office:value="19.134" calcext:value-type="float">
            <text:p>19.134</text:p>
          </table:table-cell>
          <table:table-cell office:value-type="float" office:value="6" calcext:value-type="float">
            <text:p>6</text:p>
          </table:table-cell>
          <table:table-cell office:value-type="float" office:value="33.826" calcext:value-type="float">
            <text:p>33.826</text:p>
          </table:table-cell>
          <table:table-cell office:value-type="float" office:value="53.214" calcext:value-type="float">
            <text:p>53.214</text:p>
          </table:table-cell>
          <table:table-cell office:value-type="float" office:value="14.692" calcext:value-type="float">
            <text:p>14.6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97 LAMBERINK Kyra</text:p>
          </table:table-cell>
          <table:table-cell office:value-type="string" calcext:value-type="string">
            <text:p>NED</text:p>
          </table:table-cell>
          <table:table-cell office:value-type="float" office:value="19.062" calcext:value-type="float">
            <text:p>19.062</text:p>
          </table:table-cell>
          <table:table-cell office:value-type="float" office:value="5" calcext:value-type="float">
            <text:p>5</text:p>
          </table:table-cell>
          <table:table-cell office:value-type="float" office:value="33.972" calcext:value-type="float">
            <text:p>33.972</text:p>
          </table:table-cell>
          <table:table-cell office:value-type="float" office:value="52.985" calcext:value-type="float">
            <text:p>52.985</text:p>
          </table:table-cell>
          <table:table-cell office:value-type="float" office:value="14.91" calcext:value-type="float">
            <text:p>14.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14 FRIEDRICH Lea Sophie</text:p>
          </table:table-cell>
          <table:table-cell office:value-type="string" calcext:value-type="string">
            <text:p>GER</text:p>
          </table:table-cell>
          <table:table-cell office:value-type="float" office:value="19.43" calcext:value-type="float">
            <text:p>19.43</text:p>
          </table:table-cell>
          <table:table-cell office:value-type="float" office:value="8" calcext:value-type="float">
            <text:p>8</text:p>
          </table:table-cell>
          <table:table-cell office:value-type="float" office:value="33.997" calcext:value-type="float">
            <text:p>33.997</text:p>
          </table:table-cell>
          <table:table-cell office:value-type="float" office:value="52.946" calcext:value-type="float">
            <text:p>52.946</text:p>
          </table:table-cell>
          <table:table-cell office:value-type="float" office:value="14.567" calcext:value-type="float">
            <text:p>14.5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49 VECE Miriam</text:p>
          </table:table-cell>
          <table:table-cell office:value-type="string" calcext:value-type="string">
            <text:p>ITA</text:p>
          </table:table-cell>
          <table:table-cell office:value-type="float" office:value="19.343" calcext:value-type="float">
            <text:p>19.343</text:p>
          </table:table-cell>
          <table:table-cell office:value-type="float" office:value="7" calcext:value-type="float">
            <text:p>7</text:p>
          </table:table-cell>
          <table:table-cell office:value-type="float" office:value="34.247" calcext:value-type="float">
            <text:p>34.247</text:p>
          </table:table-cell>
          <table:table-cell office:value-type="float" office:value="52.559" calcext:value-type="float">
            <text:p>52.559</text:p>
          </table:table-cell>
          <table:table-cell office:value-type="float" office:value="14.904" calcext:value-type="float">
            <text:p>14.9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44 LIN Junhong</text:p>
          </table:table-cell>
          <table:table-cell office:value-type="string" calcext:value-type="string">
            <text:p>CHN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327 Los Urszula</text:p>
          </table:table-cell>
          <table:table-cell office:value-type="string" calcext:value-type="string">
            <text:p>POL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87 VERDUGO OSUNA Yuli Paola</text:p>
          </table:table-cell>
          <table:table-cell office:value-type="string" calcext:value-type="string">
            <text:p>MEX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346 ANTONOVA Natalia</text:p>
          </table:table-cell>
          <table:table-cell office:value-type="string" calcext:value-type="string">
            <text:p>RUS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65 CALVO BARBERO Tania</text:p>
          </table:table-cell>
          <table:table-cell office:value-type="string" calcext:value-type="string">
            <text:p>ESP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97 MARCHANT Katy</text:p>
          </table:table-cell>
          <table:table-cell office:value-type="string" calcext:value-type="string">
            <text:p>GBR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15 GRABOSCH Pauline Sophie</text:p>
          </table:table-cell>
          <table:table-cell office:value-type="string" calcext:value-type="string">
            <text:p>GER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66 CASAS ROIGE Helena</text:p>
          </table:table-cell>
          <table:table-cell office:value-type="string" calcext:value-type="string">
            <text:p>ESP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99 van de WOUW Hetty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42 GUO Yufang</text:p>
          </table:table-cell>
          <table:table-cell office:value-type="string" calcext:value-type="string">
            <text:p>CHN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50 BAYONA PINEDA Martha</text:p>
          </table:table-cell>
          <table:table-cell office:value-type="string" calcext:value-type="string">
            <text:p>COL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352 ROGOVAYA Ekaterina</text:p>
          </table:table-cell>
          <table:table-cell office:value-type="string" calcext:value-type="string">
            <text:p>RUS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388 MARQUARDT Mandy</text:p>
          </table:table-cell>
          <table:table-cell office:value-type="string" calcext:value-type="string">
            <text:p>USA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99 WILLIAMSON Victoria</text:p>
          </table:table-cell>
          <table:table-cell office:value-type="string" calcext:value-type="string">
            <text:p>GBR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28 DWI PUTRI Crismonita</text:p>
          </table:table-cell>
          <table:table-cell office:value-type="string" calcext:value-type="string">
            <text:p>INA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307 ANDREWS Ellesse</text:p>
          </table:table-cell>
          <table:table-cell office:value-type="string" calcext:value-type="string">
            <text:p>NZL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333 du PREEZ Charlene</text:p>
          </table:table-cell>
          <table:table-cell office:value-type="string" calcext:value-type="string">
            <text:p>RSA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25 LI Yin Yin</text:p>
          </table:table-cell>
          <table:table-cell office:value-type="string" calcext:value-type="string">
            <text:p>HK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9T17:42:43.763928733</dc:date>
    <meta:editing-duration>PT1M38S</meta:editing-duration>
    <meta:editing-cycles>1</meta:editing-cycles>
    <meta:document-statistic meta:table-count="1" meta:cell-count="135" meta:object-count="0"/>
    <meta:generator>LibreOffice/7.1.4.2$Linux_X86_64 LibreOffice_project/10$Build-2</meta:generator>
  </office:meta>
</office:document-meta>
</file>